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9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Resources">
      <style:table-properties table:display="true" style:writing-mode="lr-tb"/>
    </style:style>
    <style:style style:name="ta4" style:family="table" style:master-page-name="PageStyle_5f_dawson_5f_deed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rotation-align="none"/>
    </style:style>
    <style:style style:name="ce1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rotation-align="none"/>
    </style:style>
    <style:style style:name="ce4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37"/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3" table:default-cell-style-name="ce32"/>
        <table:table-column table:style-name="co1" table:default-cell-style-name="ce36"/>
        <table:table-column table:style-name="co1" table:number-columns-repeated="60" table:default-cell-style-name="Default"/>
        <table:table-row table:style-name="ro1">
          <table:table-cell table:style-name="Default" table:number-columns-repeated="2"/>
          <table:table-cell/>
          <table:table-cell table:style-name="ce32" office:value-type="string" calcext:value-type="string">
            <text:p>Updated</text:p>
          </table:table-cell>
          <table:table-cell table:style-name="ce38" office:value-type="date" office:date-value="2019-07-16" calcext:value-type="date">
            <text:p>7/16/20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pt</text:p>
          </table:table-cell>
          <table:table-cell table:style-name="ce32" office:value-type="string" calcext:value-type="string">
            <text:p>Sq ft</text:p>
          </table:table-cell>
          <table:table-cell table:style-name="ce32" office:value-type="string" calcext:value-type="string">
            <text:p>Value</text:p>
          </table:table-cell>
          <table:table-cell table:style-name="ce42" office:value-type="string" calcext:value-type="string">
            <text:p>Pho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9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9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reiner</text:p>
          </table:table-cell>
          <table:table-cell office:value-type="string" calcext:value-type="string">
            <text:p>Joseph</text:p>
          </table:table-cell>
          <table:table-cell office:value-type="float" office:value="201" calcext:value-type="float">
            <text:p>201</text:p>
          </table:table-cell>
          <table:table-cell table:style-name="ce37" office:value-type="float" office:value="1628" calcext:value-type="float">
            <text:p>1,628</text:p>
          </table:table-cell>
          <table:table-cell table:style-name="ce40" office:value-type="float" office:value="390886" calcext:value-type="float">
            <text:p>$390,8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855" calcext:value-type="float">
            <text:p>8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32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32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37" office:value-type="float" office:value="2254" calcext:value-type="float">
            <text:p>2,254</text:p>
          </table:table-cell>
          <table:table-cell table:style-name="ce40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37" office:value-type="float" office:value="2254" calcext:value-type="float">
            <text:p>2,254</text:p>
          </table:table-cell>
          <table:table-cell table:style-name="ce40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32" office:value-type="string" calcext:value-type="string">
            <text:p>540-272-43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37" office:value-type="float" office:value="1409" calcext:value-type="float">
            <text:p>1,409</text:p>
          </table:table-cell>
          <table:table-cell table:style-name="ce40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37" office:value-type="float" office:value="1409" calcext:value-type="float">
            <text:p>1,409</text:p>
          </table:table-cell>
          <table:table-cell table:style-name="ce40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Janin Gail (from 2014 meeting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32" office:value-type="float" office:value="956" calcext:value-type="float">
            <text:p>9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37" office:value-type="float" office:value="1687" calcext:value-type="float">
            <text:p>1,687</text:p>
          </table:table-cell>
          <table:table-cell table:style-name="ce40" office:value-type="float" office:value="403378" calcext:value-type="float">
            <text:p>$403,37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32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35" office:value-type="float" office:value="849" calcext:value-type="float">
            <text:p>8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32" office:value-type="string" calcext:value-type="string">
            <text:p>269-267-99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32" office:value-type="string" calcext:value-type="string">
            <text:p>919-601-38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37" office:value-type="float" office:value="2254" calcext:value-type="float">
            <text:p>2,254</text:p>
          </table:table-cell>
          <table:table-cell table:style-name="ce40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2"/>
          <table:table-cell table:style-name="ce32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32" office:value-type="float" office:value="2171" calcext:value-type="float">
            <text:p>2171</text:p>
          </table:table-cell>
          <table:table-cell table:style-name="ce39" office:value-type="float" office:value="608000" calcext:value-type="float">
            <text:p>$608,000</text:p>
          </table:table-cell>
          <table:table-cell table:style-name="ce32" office:value-type="string" calcext:value-type="string">
            <text:p>919-295-1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32" office:value-type="float" office:value="2171" calcext:value-type="float">
            <text:p>2171</text:p>
          </table:table-cell>
          <table:table-cell table:style-name="ce39" office:value-type="float" office:value="608000" calcext:value-type="float">
            <text:p>$608,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35" office:value-type="float" office:value="787" calcext:value-type="float">
            <text:p>787</text:p>
          </table:table-cell>
          <table:table-cell table:number-columns-repeated="60"/>
        </table:table-row>
        <table:table-row table:style-name="ro4">
          <table:table-cell table:style-name="ce33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35" office:value-type="float" office:value="849" calcext:value-type="float">
            <text:p>849</text:p>
          </table:table-cell>
          <table:table-cell table:style-name="ce32" office:value-type="float" office:value="259113" calcext:value-type="float">
            <text:p>2591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37" office:value-type="float" office:value="3037" calcext:value-type="float">
            <text:p>3,037</text:p>
          </table:table-cell>
          <table:table-cell table:style-name="ce40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32" office:value-type="string" calcext:value-type="string">
            <text:p>413-408-8286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37" office:value-type="float" office:value="2254" calcext:value-type="float">
            <text:p>2,254</text:p>
          </table:table-cell>
          <table:table-cell table:style-name="ce40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3.8063in" svg:height="0.5248in" svg:x="2.2402in" svg:y="11.9in" draw:caption-point-x="-0.0039in" draw:caption-point-y="-0.215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32"/>
          <table:table-cell table:number-columns-repeated="58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32" office:value-type="string" calcext:value-type="string">
            <text:p>919-695-58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32" office:value-type="string" calcext:value-type="string">
            <text:p>919-414-1618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32" office:value-type="float" office:value="956" calcext:value-type="float">
            <text:p>956</text:p>
          </table:table-cell>
          <table:table-cell/>
          <table:table-cell table:style-name="ce32" office:value-type="string" calcext:value-type="string">
            <text:p>201-983-9492</text:p>
          </table:table-cell>
          <table:table-cell table:style-name="ce32" office:value-type="string" calcext:value-type="string">
            <text:p>moved out 9/12/20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37" office:value-type="float" office:value="2171" calcext:value-type="float">
            <text:p>2,171</text:p>
          </table:table-cell>
          <table:table-cell table:style-name="ce40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37" office:value-type="float" office:value="2171" calcext:value-type="float">
            <text:p>2,171</text:p>
          </table:table-cell>
          <table:table-cell table:style-name="ce40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32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32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39" office:value-type="float" office:value="546257" calcext:value-type="float">
            <text:p>$546,257</text:p>
          </table:table-cell>
          <table:table-cell/>
          <table:table-cell table:style-name="ce32" office:value-type="string" calcext:value-type="string">
            <text:p>Charle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37" office:value-type="float" office:value="3037" calcext:value-type="float">
            <text:p>3,037</text:p>
          </table:table-cell>
          <table:table-cell table:style-name="ce40" office:value-type="float" office:value="686884" calcext:value-type="float">
            <text:p>$686,884</text:p>
          </table:table-cell>
          <table:table-cell/>
          <table:table-cell table:style-name="ce32" office:value-type="string" calcext:value-type="string">
            <text:p>kid Clo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37" office:value-type="float" office:value="3037" calcext:value-type="float">
            <text:p>3,037</text:p>
          </table:table-cell>
          <table:table-cell table:style-name="ce40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37" office:value-type="float" office:value="3083" calcext:value-type="float">
            <text:p>3,083</text:p>
          </table:table-cell>
          <table:table-cell table:style-name="ce40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37" office:value-type="float" office:value="3083" calcext:value-type="float">
            <text:p>3,083</text:p>
          </table:table-cell>
          <table:table-cell table:style-name="ce40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32" office:value-type="string" calcext:value-type="string">
            <text:p>919-949-3473</text:p>
          </table:table-cell>
          <table:table-cell table:style-name="ce32" office:value-type="string" calcext:value-type="string">
            <text:p>Rafael Esilva in 504, motorcycle</text:p>
          </table:table-cell>
          <table:table-cell/>
          <table:table-cell table:style-name="ce32" office:value-type="string" calcext:value-type="string">
            <text:p>parking: 24, 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32" office:value-type="float" office:value="1409" calcext:value-type="float">
            <text:p>1409</text:p>
          </table:table-cell>
          <table:table-cell table:style-name="ce41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37" office:value-type="float" office:value="2171" calcext:value-type="float">
            <text:p>2,171</text:p>
          </table:table-cell>
          <table:table-cell table:style-name="ce40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37" office:value-type="float" office:value="2171" calcext:value-type="float">
            <text:p>2,171</text:p>
          </table:table-cell>
          <table:table-cell table:style-name="ce40" office:value-type="float" office:value="506263" calcext:value-type="float">
            <text:p>$506,263</text:p>
          </table:table-cell>
          <table:table-cell table:style-name="ce32" office:value-type="string" calcext:value-type="string">
            <text:p>919-782-60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ce34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37" office:value-type="float" office:value="2995" calcext:value-type="float">
            <text:p>2,995</text:p>
          </table:table-cell>
          <table:table-cell table:style-name="ce40" office:value-type="float" office:value="794988" calcext:value-type="float">
            <text:p>$794,988</text:p>
          </table:table-cell>
          <table:table-cell table:style-name="ce43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32" office:value-type="float" office:value="2888" calcext:value-type="float">
            <text:p>2888</text:p>
          </table:table-cell>
          <table:table-cell table:style-name="ce39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32" office:value-type="float" office:value="2888" calcext:value-type="float">
            <text:p>2888</text:p>
          </table:table-cell>
          <table:table-cell table:style-name="ce39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37"/>
          <table:table-cell table:style-name="ce40"/>
          <table:table-cell table:number-columns-repeated="59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60"/>
        </table:table-row>
        <table:named-expressions>
          <table:named-range table:name="_xlnm._FilterDatabase" table:base-cell-address="$Data.$A$1" table:cell-range-address="$Data.$A$2:.$F$100"/>
        </table:named-expressions>
      </table:table>
      <table:table table:name="Sheet3" table:style-name="ta2">
        <table:table-column table:style-name="co1" table:number-columns-repeated="3" table:default-cell-style-name="ce32"/>
        <table:table-column table:style-name="co1" table:number-columns-repeated="61" table:default-cell-style-name="Default"/>
        <table:table-row table:style-name="ro5">
          <table:table-cell office:value-type="string" calcext:value-type="string">
            <text:p>Landon</text:p>
          </table:table-cell>
          <table:table-cell office:value-type="string" calcext:value-type="string">
            <text:p>Jermaine</text:p>
          </table:table-cell>
          <table:table-cell/>
          <table:table-cell table:style-name="ce32" office:value-type="string" calcext:value-type="string">
            <text:p>Updated</text:p>
          </table:table-cell>
          <table:table-cell table:style-name="ce38" office:value-type="date" office:date-value="2019-07-16" calcext:value-type="date">
            <text:p>7/16/2019</text:p>
          </table:table-cell>
          <table:table-cell/>
          <table:table-cell table:style-name="ce32" office:value-type="float" office:value="9199775440" calcext:value-type="float">
            <text:p>9199775440</text:p>
          </table:table-cell>
          <table:table-cell table:style-name="ce34" office:value-type="string" calcext:value-type="string">
            <text:p><text:a xlink:href="https://abc.nc.gov/Permit/Information/233446" xlink:type="simple">https://abc.nc.gov/Permit/Information/233446</text:a>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pt</text:p>
          </table:table-cell>
          <table:table-cell table:style-name="ce32" office:value-type="string" calcext:value-type="string">
            <text:p>Sq ft</text:p>
          </table:table-cell>
          <table:table-cell table:style-name="ce32" office:value-type="string" calcext:value-type="string">
            <text:p>Value</text:p>
          </table:table-cell>
          <table:table-cell table:style-name="ce42" office:value-type="string" calcext:value-type="string">
            <text:p>Pho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table:style-name="ce36" office:value-type="float" office:value="1224" calcext:value-type="float">
            <text:p>1,224</text:p>
          </table:table-cell>
          <table:table-cell table:style-name="ce39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table:style-name="ce36" office:value-type="float" office:value="1224" calcext:value-type="float">
            <text:p>1,224</text:p>
          </table:table-cell>
          <table:table-cell table:style-name="ce39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reiner</text:p>
          </table:table-cell>
          <table:table-cell office:value-type="string" calcext:value-type="string">
            <text:p>Joseph</text:p>
          </table:table-cell>
          <table:table-cell office:value-type="float" office:value="201" calcext:value-type="float">
            <text:p>201</text:p>
          </table:table-cell>
          <table:table-cell table:style-name="ce37" office:value-type="float" office:value="1628" calcext:value-type="float">
            <text:p>1,628</text:p>
          </table:table-cell>
          <table:table-cell table:style-name="ce40" office:value-type="float" office:value="390886" calcext:value-type="float">
            <text:p>$390,8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855" calcext:value-type="float">
            <text:p>8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32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32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37" office:value-type="float" office:value="2254" calcext:value-type="float">
            <text:p>2,254</text:p>
          </table:table-cell>
          <table:table-cell table:style-name="ce40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37" office:value-type="float" office:value="2254" calcext:value-type="float">
            <text:p>2,254</text:p>
          </table:table-cell>
          <table:table-cell table:style-name="ce40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table:style-name="ce36" office:value-type="float" office:value="1139" calcext:value-type="float">
            <text:p>1,139</text:p>
          </table:table-cell>
          <table:table-cell/>
          <table:table-cell table:style-name="ce32" office:value-type="string" calcext:value-type="string">
            <text:p>540-272-43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37" office:value-type="float" office:value="1409" calcext:value-type="float">
            <text:p>1,409</text:p>
          </table:table-cell>
          <table:table-cell table:style-name="ce40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37" office:value-type="float" office:value="1409" calcext:value-type="float">
            <text:p>1,409</text:p>
          </table:table-cell>
          <table:table-cell table:style-name="ce40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7" calcext:value-type="float">
            <text:p>2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table:style-name="ce36"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table:style-name="ce36"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32" office:value-type="float" office:value="956" calcext:value-type="float">
            <text:p>9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number-columns-repeated="61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table:style-name="ce36"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table:style-name="ce36"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37" office:value-type="float" office:value="1687" calcext:value-type="float">
            <text:p>1,687</text:p>
          </table:table-cell>
          <table:table-cell table:style-name="ce40" office:value-type="float" office:value="403378" calcext:value-type="float">
            <text:p>$403,37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32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ce44" table:formula="of:=0.82%/2.9%*2995" office:value-type="float" office:value="846.862068965517" calcext:value-type="float">
            <text:p>846.862068965517</text:p>
          </table:table-cell>
          <table:table-cell/>
          <table:table-cell table:style-name="ce32" office:value-type="string" calcext:value-type="string">
            <text:p>Sqft computed from HOA fees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35" office:value-type="float" office:value="849" calcext:value-type="float">
            <text:p>8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table:style-name="ce36" office:value-type="float" office:value="1224" calcext:value-type="float">
            <text:p>1,224</text:p>
          </table:table-cell>
          <table:table-cell/>
          <table:table-cell table:style-name="ce32" office:value-type="string" calcext:value-type="string">
            <text:p>269-267-99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table:style-name="ce36" office:value-type="float" office:value="1224" calcext:value-type="float">
            <text:p>1,2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table:style-name="ce36" office:value-type="float" office:value="1224" calcext:value-type="float">
            <text:p>1,224</text:p>
          </table:table-cell>
          <table:table-cell/>
          <table:table-cell table:style-name="ce32" office:value-type="string" calcext:value-type="string">
            <text:p>919-601-38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table:style-name="ce36" office:value-type="float" office:value="1365" calcext:value-type="float">
            <text:p>1,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37" office:value-type="float" office:value="2254" calcext:value-type="float">
            <text:p>2,254</text:p>
          </table:table-cell>
          <table:table-cell table:style-name="ce40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table:style-name="ce36"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table:style-name="ce36"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07" calcext:value-type="float">
            <text:p>307</text:p>
          </table:table-cell>
          <table:table-cell table:style-name="ce36"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32" office:value-type="float" office:value="2171" calcext:value-type="float">
            <text:p>2171</text:p>
          </table:table-cell>
          <table:table-cell table:style-name="ce39" office:value-type="float" office:value="608000" calcext:value-type="float">
            <text:p>$608,000</text:p>
          </table:table-cell>
          <table:table-cell table:style-name="ce32" office:value-type="string" calcext:value-type="string">
            <text:p>919-295-1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32" office:value-type="float" office:value="2171" calcext:value-type="float">
            <text:p>2171</text:p>
          </table:table-cell>
          <table:table-cell table:style-name="ce39" office:value-type="float" office:value="608000" calcext:value-type="float">
            <text:p>$608,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table:style-name="ce36"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table:style-name="ce36"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number-columns-repeated="61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table:style-name="ce36"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table:style-name="ce36"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table:style-name="ce36"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35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rton</text:p>
          </table:table-cell>
          <table:table-cell office:value-type="string" calcext:value-type="string">
            <text:p>Travis</text:p>
          </table:table-cell>
          <table:table-cell office:value-type="float" office:value="326" calcext:value-type="float">
            <text:p>326</text:p>
          </table:table-cell>
          <table:table-cell table:style-name="ce35" office:value-type="float" office:value="849" calcext:value-type="float">
            <text:p>8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37" office:value-type="float" office:value="3037" calcext:value-type="float">
            <text:p>3,037</text:p>
          </table:table-cell>
          <table:table-cell table:style-name="ce40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style-name="ce32" office:value-type="string" calcext:value-type="string">
            <text:p>413-408-8286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37" office:value-type="float" office:value="2254" calcext:value-type="float">
            <text:p>2,254</text:p>
          </table:table-cell>
          <table:table-cell table:style-name="ce40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immy</text:p>
          </table:table-cell>
          <table:table-cell office:value-type="float" office:value="405" calcext:value-type="float">
            <text:p>405</text:p>
          </table:table-cell>
          <table:table-cell table:style-name="ce36" office:value-type="float" office:value="1139" calcext:value-type="float">
            <text:p>1,139</text:p>
          </table:table-cell>
          <table:table-cell/>
          <table:table-cell table:style-name="ce32"/>
          <table:table-cell table:number-columns-repeated="58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table:style-name="ce36" office:value-type="float" office:value="1139" calcext:value-type="float">
            <text:p>1,139</text:p>
          </table:table-cell>
          <table:table-cell/>
          <table:table-cell table:style-name="ce32" office:value-type="string" calcext:value-type="string">
            <text:p>919-695-58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table:style-name="ce36" office:value-type="float" office:value="1409" calcext:value-type="float">
            <text:p>1,409</text:p>
          </table:table-cell>
          <table:table-cell table:number-columns-repeated="2"/>
          <table:table-cell table:style-name="ce45"/>
          <table:table-cell table:number-columns-repeated="57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table:style-name="ce36" office:value-type="float" office:value="1409" calcext:value-type="float">
            <text:p>1,409</text:p>
          </table:table-cell>
          <table:table-cell/>
          <table:table-cell table:style-name="ce32" office:value-type="string" calcext:value-type="string">
            <text:p>919-414-1618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table:style-name="ce36"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table:style-name="ce36"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32" office:value-type="float" office:value="956" calcext:value-type="float">
            <text:p>9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37" office:value-type="float" office:value="2171" calcext:value-type="float">
            <text:p>2,171</text:p>
          </table:table-cell>
          <table:table-cell table:style-name="ce40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37" office:value-type="float" office:value="2171" calcext:value-type="float">
            <text:p>2,171</text:p>
          </table:table-cell>
          <table:table-cell table:style-name="ce40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32" office:value-type="float" office:value="2995" calcext:value-type="float">
            <text:p>2995</text:p>
          </table:table-cell>
          <table:table-cell table:number-columns-repeated="2"/>
          <table:table-cell table:style-name="ce45"/>
          <table:table-cell table:number-columns-repeated="57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32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413" calcext:value-type="float">
            <text:p>413</text:p>
          </table:table-cell>
          <table:table-cell table:style-name="ce36"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Devon</text:p>
          </table:table-cell>
          <table:table-cell office:value-type="float" office:value="415" calcext:value-type="float">
            <text:p>415</text:p>
          </table:table-cell>
          <table:table-cell table:style-name="ce36" office:value-type="float" office:value="1142" calcext:value-type="float">
            <text:p>1,142</text:p>
          </table:table-cell>
          <table:table-cell/>
          <table:table-cell table:style-name="ce32" office:value-type="string" calcext:value-type="string">
            <text:p>919-452-53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kins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37" office:value-type="float" office:value="3037" calcext:value-type="float">
            <text:p>3,037</text:p>
          </table:table-cell>
          <table:table-cell table:style-name="ce40" office:value-type="float" office:value="686884" calcext:value-type="float">
            <text:p>$686,884</text:p>
          </table:table-cell>
          <table:table-cell/>
          <table:table-cell table:style-name="ce32" office:value-type="string" calcext:value-type="string">
            <text:p>kid Clo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37" office:value-type="float" office:value="3037" calcext:value-type="float">
            <text:p>3,037</text:p>
          </table:table-cell>
          <table:table-cell table:style-name="ce40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37" office:value-type="float" office:value="3083" calcext:value-type="float">
            <text:p>3,083</text:p>
          </table:table-cell>
          <table:table-cell table:style-name="ce40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37" office:value-type="float" office:value="3083" calcext:value-type="float">
            <text:p>3,083</text:p>
          </table:table-cell>
          <table:table-cell table:style-name="ce40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erhenson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table:style-name="ce32" office:value-type="string" calcext:value-type="string">
            <text:p>919-949-3473</text:p>
          </table:table-cell>
          <table:table-cell table:style-name="ce32" office:value-type="string" calcext:value-type="string">
            <text:p>Rafael Esilva in 504, motorcyc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table:style-name="ce36"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table:style-name="ce36"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32" office:value-type="float" office:value="1409" calcext:value-type="float">
            <text:p>1409</text:p>
          </table:table-cell>
          <table:table-cell table:style-name="ce41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number-columns-repeated="61"/>
        </table:table-row>
        <table:table-row table:style-name="ro1">
          <table:table-cell table:style-name="Default" table:number-columns-repeated="2"/>
          <table:table-cell office:value-type="float" office:value="508" calcext:value-type="float">
            <text:p>5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37" office:value-type="float" office:value="2171" calcext:value-type="float">
            <text:p>2,171</text:p>
          </table:table-cell>
          <table:table-cell table:style-name="ce40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37" office:value-type="float" office:value="2171" calcext:value-type="float">
            <text:p>2,171</text:p>
          </table:table-cell>
          <table:table-cell table:style-name="ce40" office:value-type="float" office:value="506263" calcext:value-type="float">
            <text:p>$506,263</text:p>
          </table:table-cell>
          <table:table-cell table:style-name="ce32" office:value-type="string" calcext:value-type="string">
            <text:p>919-782-60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number-columns-repeated="61"/>
        </table:table-row>
        <table:table-row table:style-name="ro1">
          <table:table-cell table:style-name="ce34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37" office:value-type="float" office:value="2995" calcext:value-type="float">
            <text:p>2,995</text:p>
          </table:table-cell>
          <table:table-cell table:style-name="ce40" office:value-type="float" office:value="794988" calcext:value-type="float">
            <text:p>$794,9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table:style-name="ce36"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32" office:value-type="float" office:value="2888" calcext:value-type="float">
            <text:p>2888</text:p>
          </table:table-cell>
          <table:table-cell table:style-name="ce39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32" office:value-type="float" office:value="2888" calcext:value-type="float">
            <text:p>2888</text:p>
          </table:table-cell>
          <table:table-cell table:style-name="ce39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37"/>
          <table:table-cell table:style-name="ce40"/>
          <table:table-cell table:number-columns-repeated="59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number-columns-repeated="61"/>
        </table:table-row>
      </table:table>
      <table:table table:name="Resources" table:style-name="ta3">
        <table:table-column table:style-name="co1" table:number-columns-repeated="64" table:default-cell-style-name="Default"/>
        <table:table-row table:style-name="ro3">
          <table:table-cell table:number-columns-repeated="64"/>
        </table:table-row>
        <table:table-row table:style-name="ro1">
          <table:table-cell/>
          <table:table-cell table:style-name="ce34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43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  <table:table-cell table:number-columns-repeated="62"/>
        </table:table-row>
      </table:table>
      <table:table table:name="dawson_deeds" table:style-name="ta4">
        <office:forms form:automatic-focus="false" form:apply-design-mode="false"/>
        <table:table-column table:style-name="co2" table:number-columns-repeated="3" table:default-cell-style-name="Default"/>
        <table:table-column table:style-name="co2" table:default-cell-style-name="ce46"/>
        <table:table-column table:style-name="co2" table:number-columns-repeated="60" table:default-cell-style-name="Default"/>
        <table:table-row table:style-name="ro3"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assessed</text:p>
          </table:table-cell>
          <table:table-cell table:number-columns-repeated="58"/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VEMURI, SRIKAR</text:p>
          </table:table-cell>
          <table:table-cell office:value-type="float" office:value="849" calcext:value-type="float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float" office:value="253000" calcext:value-type="float">
            <text:p>253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OSLISLO, JAN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float" office:value="284000" calcext:value-type="float">
            <text:p>28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string" calcext:value-type="string">
            <text:p>GERING, MICHAEL FREDERICK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float" office:value="830000" calcext:value-type="float">
            <text:p>830000</text:p>
          </table:table-cell>
          <table:table-cell office:value-type="float" office:value="853483" calcext:value-type="float">
            <text:p>853483</text:p>
          </table:table-cell>
          <table:table-cell table:number-columns-repeated="58"/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ATKINSON, KATHERIN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float" office:value="414000" calcext:value-type="float">
            <text:p>414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508" calcext:value-type="float">
            <text:p>508</text:p>
          </table:table-cell>
          <table:table-cell office:value-type="string" calcext:value-type="string">
            <text:p>HINKLE, CATHERIN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470000" calcext:value-type="float">
            <text:p>4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float" office:value="2211" calcext:value-type="float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float" office:value="940000" calcext:value-type="float">
            <text:p>940000</text:p>
          </table:table-cell>
          <table:table-cell office:value-type="float" office:value="502614" calcext:value-type="float">
            <text:p>502614</text:p>
          </table:table-cell>
          <table:table-cell table:number-columns-repeated="58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SAUNDERS, JOSHUA N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float" office:value="370000" calcext:value-type="float">
            <text:p>370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string" calcext:value-type="string">
            <text:p>MCLAMB, GRAHAM KENT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string" calcext:value-type="string">
            <text:p>LEONARD, BAILEY H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float" office:value="685000" calcext:value-type="float">
            <text:p>685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KENNEY, STEPHEN A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float" office:value="375000" calcext:value-type="float">
            <text:p>3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string" calcext:value-type="string">
            <text:p>DELGADO, JOSE 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190500" calcext:value-type="float">
            <text:p>1905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600000" calcext:value-type="float">
            <text:p>60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string" calcext:value-type="string">
            <text:p>KOLKIN, JON &amp; CECILIA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2-05-31" calcext:value-type="date">
            <text:p>05/31/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899311" calcext:value-type="float">
            <text:p>899311</text:p>
          </table:table-cell>
          <table:table-cell table:number-columns-repeated="5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DAWSON ON MORGAN CONDOS</text:p>
          </table:table-cell>
          <table:table-cell office:value-type="float" office:value="0" calcext:value-type="float">
            <text:p>0</text:p>
          </table:table-cell>
          <table:table-cell office:value-type="date" office:date-value="2005-03-30" calcext:value-type="date">
            <text:p>03/30/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MEHTA, RIDHDHI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float" office:value="377000" calcext:value-type="float">
            <text:p>377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MORGAN, DONNA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21-03-08" calcext:value-type="date">
            <text:p>03/08/21</text:p>
          </table:table-cell>
          <table:table-cell office:value-type="float" office:value="860000" calcext:value-type="float">
            <text:p>860000</text:p>
          </table:table-cell>
          <table:table-cell office:value-type="float" office:value="864738" calcext:value-type="float">
            <text:p>864738</text:p>
          </table:table-cell>
          <table:table-cell table:number-columns-repeated="58"/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590000" calcext:value-type="float">
            <text:p>590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float" office:value="525000" calcext:value-type="float">
            <text:p>525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LAWSON, ROBERT CHARLES</text:p>
          </table:table-cell>
          <table:table-cell office:value-type="float" office:value="2888" calcext:value-type="float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float" office:value="875000" calcext:value-type="float">
            <text:p>875000</text:p>
          </table:table-cell>
          <table:table-cell office:value-type="float" office:value="892302" calcext:value-type="float">
            <text:p>892302</text:p>
          </table:table-cell>
          <table:table-cell table:number-columns-repeated="5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COOPER, JAMES WESLEY</text:p>
          </table:table-cell>
          <table:table-cell office:value-type="float" office:value="855" calcext:value-type="float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CABA PROPERTIES II LLC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SAPIA, JENNIFER L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float" office:value="405000" calcext:value-type="float">
            <text:p>405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SMITH, AYANA</text:p>
          </table:table-cell>
          <table:table-cell office:value-type="float" office:value="849" calcext:value-type="float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float" office:value="269000" calcext:value-type="float">
            <text:p>269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SCIOLINO, CONSTANCE FLOYD</text:p>
          </table:table-cell>
          <table:table-cell office:value-type="float" office:value="855" calcext:value-type="float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float" office:value="164000" calcext:value-type="float">
            <text:p>164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string" calcext:value-type="string">
            <text:p>BROWN, GREGORY W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6-06-09" calcext:value-type="date">
            <text:p>06/09/16</text:p>
          </table:table-cell>
          <table:table-cell office:value-type="float" office:value="335000" calcext:value-type="float">
            <text:p>335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STECKER, SHAWN MARTY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05-04-29" calcext:value-type="date">
            <text:p>04/29/05</text:p>
          </table:table-cell>
          <table:table-cell office:value-type="float" office:value="253000" calcext:value-type="float">
            <text:p>253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MORRIS, THOMAS HUNTE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float" office:value="395000" calcext:value-type="float">
            <text:p>39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string" calcext:value-type="string">
            <text:p>GRAY, STEVEN J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float" office:value="241500" calcext:value-type="float">
            <text:p>2415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string" calcext:value-type="string">
            <text:p>MANGUM, SHERRI P &amp; KATIE O COTTL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6-10" calcext:value-type="date">
            <text:p>06/10/20</text:p>
          </table:table-cell>
          <table:table-cell office:value-type="float" office:value="368000" calcext:value-type="float">
            <text:p>368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DAWSON DEVELOPERS INC</text:p>
          </table:table-cell>
          <table:table-cell office:value-type="float" office:value="1487" calcext:value-type="float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float" office:value="0" calcext:value-type="float">
            <text:p>0</text:p>
          </table:table-cell>
          <table:table-cell office:value-type="float" office:value="329340" calcext:value-type="float">
            <text:p>329340</text:p>
          </table:table-cell>
          <table:table-cell table:number-columns-repeated="58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float" office:value="229000" calcext:value-type="float">
            <text:p>229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float" office:value="480000" calcext:value-type="float">
            <text:p>48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TIRADO-MONTERO, JAVIER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float" office:value="387000" calcext:value-type="float">
            <text:p>387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GRZES, HENRY J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float" office:value="606000" calcext:value-type="float">
            <text:p>606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MUNRO, JOYCE LORAINE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312000" calcext:value-type="float">
            <text:p>312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FOYE, DWON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float" office:value="338000" calcext:value-type="float">
            <text:p>338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float" office:value="235000" calcext:value-type="float">
            <text:p>235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VILLEGAS, IBIS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float" office:value="393000" calcext:value-type="float">
            <text:p>393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R MICHELLE SPARROW</text:p>
          </table:table-cell>
          <table:table-cell office:value-type="float" office:value="530" calcext:value-type="float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float" office:value="119500" calcext:value-type="float">
            <text:p>119500</text:p>
          </table:table-cell>
          <table:table-cell office:value-type="float" office:value="126709" calcext:value-type="float">
            <text:p>126709</text:p>
          </table:table-cell>
          <table:table-cell table:number-columns-repeated="5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JOHNSON, RANDALL LE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SMITH, MARK DAVID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float" office:value="437500" calcext:value-type="float">
            <text:p>43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MOORE, CHRISTOPHER JAME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float" office:value="320000" calcext:value-type="float">
            <text:p>32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DELGADO, JOSE A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304000" calcext:value-type="float">
            <text:p>304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07000" calcext:value-type="float">
            <text:p>307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float" office:value="787" calcext:value-type="float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float" office:value="230000" calcext:value-type="float">
            <text:p>230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string" calcext:value-type="string">
            <text:p>OPPENHEIMER, WENDY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float" office:value="655000" calcext:value-type="float">
            <text:p>655000</text:p>
          </table:table-cell>
          <table:table-cell office:value-type="float" office:value="911148" calcext:value-type="float">
            <text:p>911148</text:p>
          </table:table-cell>
          <table:table-cell table:number-columns-repeated="58"/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float" office:value="464500" calcext:value-type="float">
            <text:p>464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string" calcext:value-type="string">
            <text:p>KING, ALAN S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SLATER, WHITNEY R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float" office:value="410000" calcext:value-type="float">
            <text:p>410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DOUGLASS, ELIZABETH ANN BINGHAM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3-17" calcext:value-type="date">
            <text:p>03/17/16</text:p>
          </table:table-cell>
          <table:table-cell office:value-type="float" office:value="347500" calcext:value-type="float">
            <text:p>34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ROLE, DEBORAH A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11-10" calcext:value-type="date">
            <text:p>11/10/05</text:p>
          </table:table-cell>
          <table:table-cell office:value-type="float" office:value="280000" calcext:value-type="float">
            <text:p>280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JTT PROPERTIES LLC</text:p>
          </table:table-cell>
          <table:table-cell office:value-type="float" office:value="787" calcext:value-type="float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float" office:value="246000" calcext:value-type="float">
            <text:p>246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MCCAULEY, DANIE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7-08-23" calcext:value-type="date">
            <text:p>08/23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float" office:value="272000" calcext:value-type="float">
            <text:p>272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float" office:value="3083" calcext:value-type="float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float" office:value="825000" calcext:value-type="float">
            <text:p>825000</text:p>
          </table:table-cell>
          <table:table-cell office:value-type="float" office:value="923518" calcext:value-type="float">
            <text:p>923518</text:p>
          </table:table-cell>
          <table:table-cell table:number-columns-repeated="58"/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string" calcext:value-type="string">
            <text:p>WOODALL, JOHN CHARLE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8-28" calcext:value-type="date">
            <text:p>08/28/18</text:p>
          </table:table-cell>
          <table:table-cell office:value-type="float" office:value="370000" calcext:value-type="float">
            <text:p>3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float" office:value="784" calcext:value-type="float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float" office:value="172000" calcext:value-type="float">
            <text:p>172000</text:p>
          </table:table-cell>
          <table:table-cell office:value-type="float" office:value="177460" calcext:value-type="float">
            <text:p>177460</text:p>
          </table:table-cell>
          <table:table-cell table:number-columns-repeated="58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WELLER, DENNIS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float" office:value="535000" calcext:value-type="float">
            <text:p>535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float" office:value="699500" calcext:value-type="float">
            <text:p>699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MOUTOS, CHRI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float" office:value="356000" calcext:value-type="float">
            <text:p>356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14000" calcext:value-type="float">
            <text:p>31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511" calcext:value-type="float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float" office:value="246000" calcext:value-type="float">
            <text:p>246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float" office:value="320000" calcext:value-type="float">
            <text:p>320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FREEMAN, ALAN 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string" calcext:value-type="string">
            <text:p>BLACK, STEPHEN C J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4-11-24" calcext:value-type="date">
            <text:p>11/24/14</text:p>
          </table:table-cell>
          <table:table-cell office:value-type="float" office:value="355000" calcext:value-type="float">
            <text:p>35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CARTER, SARAH ELIS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float" office:value="345000" calcext:value-type="float">
            <text:p>345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RANDOLPH, ROBERT CLET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float" office:value="532000" calcext:value-type="float">
            <text:p>532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float" office:value="378000" calcext:value-type="float">
            <text:p>378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named-expressions>
          <table:named-range table:name="_xlnm._FilterDatabase" table:base-cell-address="$Data.$A$1" table:cell-range-address="$dawson_deeds.$A$1:.$F$72"/>
        </table:named-expressions>
      </table:table>
      <table:named-expressions/>
      <table:database-ranges>
        <table:database-range table:name="__Anonymous_Sheet_DB__0" table:target-range-address="Data.A2:Data.F100" table:display-filter-buttons="true" table:orientation="column"/>
        <table:database-range table:name="__Anonymous_Sheet_DB__3" table:target-range-address="dawson_deeds.A1:dawson_deeds.F7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11:17:46.2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wson_5f_deeds" style:display-name="PageStyle_dawson_deed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08-08T11:18:17.162000000</dc:date>
    <meta:editing-cycles>13</meta:editing-cycles>
    <meta:editing-duration>PT4H45M31S</meta:editing-duration>
    <meta:generator>LibreOffice/7.1.4.2$Windows_X86_64 LibreOffice_project/a529a4fab45b75fefc5b6226684193eb000654f6</meta:generator>
    <meta:document-statistic meta:table-count="4" meta:cell-count="1210" meta:object-count="0"/>
    <meta:user-defined meta:name="AppVersion">15.0000</meta:user-defined>
  </office:meta>
</office:document-meta>
</file>